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Courier1" svg:font-family="Courier"/>
    <style:font-face style:name="ＭＳ Ｐゴシック1" svg:font-family="'ＭＳ Ｐゴシック'"/>
    <style:font-face style:name="Lucida Sans Unicode1" svg:font-family="'Lucida Sans Unicode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ee2610" draw:marker-start="msArrowEnd_20_5" draw:marker-start-width="0.21cm" draw:marker-start-center="false" draw:stroke-linejoin="round" svg:stroke-linecap="butt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5353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2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159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20" style:family="paragraph">
      <loext:graphic-properties draw:fill="solid" draw:fill-color="#d9d9d9"/>
      <style:paragraph-properties fo:text-align="center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2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  <style:text-properties fo:font-size="18pt"/>
    </style:style>
    <style:style style:name="P23" style:family="paragraph">
      <loext:graphic-properties draw:fill="solid" draw:fill-color="#bbe0e3"/>
      <style:paragraph-properties fo:text-align="center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Lucida Sans Unicode1" style:font-size-asian="12pt" style:font-style-asian="normal" style:font-weight-asian="normal" style:font-name-complex="Lucida Sans Unicode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CA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CA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CA" fo:font-style="italic" style:text-underline-style="none" fo:font-weight="normal" style:font-name-asian="ＭＳ Ｐゴシック1" style:font-size-asian="28pt" style:font-style-asian="italic" style:font-weight-asian="normal" style:font-name-complex="ＭＳ Ｐゴシック1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CA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CA" fo:font-style="italic" style:text-underline-style="none" fo:font-weight="normal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CA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CA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style:font-name-asian="ＭＳ Ｐゴシック1" style:font-size-asian="26pt" style:font-style-asian="italic" style:font-weight-asian="normal" style:font-name-complex="ＭＳ Ｐゴシック1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43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Users And Groups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Model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74cm" svg:x="1.058cm" svg:y="1.058cm" presentation:class="title" presentation:user-transformed="true">
          <draw:text-box>
            <text:p text:style-name="P7"><text:span text:style-name="T1">Security Model</text:span></text:p>
          </draw:text-box>
        </draw:frame>
        <draw:frame draw:name="Rectangle 3" presentation:style-name="pr6" draw:text-style-name="P10" draw:layer="layout" svg:width="16.509cm" svg:height="5.079cm" svg:x="4.022cm" svg:y="3.81cm" presentation:class="outline" presentation:user-transformed="true">
          <draw:text-box>
            <text:p text:style-name="P8"><text:span text:style-name="T3">Two Types of user</text:span></text:p>
            <text:list text:style-name="L4">
              <text:list-item>
                <text:list>
                  <text:list-item>
                    <text:p text:style-name="P9"><text:span text:style-name="T4">root</text:span></text:p>
                  </text:list-item>
                  <text:list-item>
                    <text:p text:style-name="P9"><text:span text:style-name="T4">Everybody else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custom-shape draw:name="Rectangle 3" draw:style-name="gr2" draw:text-style-name="P10" draw:layer="layout" svg:width="16.509cm" svg:height="5.079cm" svg:x="3.81cm" svg:y="9.525cm">
          <text:p text:style-name="P11"><text:span text:style-name="T3">Groups</text:span></text:p>
          <text:list text:style-name="L5">
            <text:list-item>
              <text:list>
                <text:list-item>
                  <text:p text:style-name="P12"><text:span text:style-name="T4">Way of granting rights to a set of users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Names and ID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Names and IDs</text:span></text:p>
          </draw:text-box>
        </draw:frame>
        <draw:frame draw:name="Content Placeholder 2" presentation:style-name="pr6" draw:text-style-name="P10" draw:layer="layout" svg:width="19.261cm" svg:height="13.334cm" svg:x="2.963cm" svg:y="2.963cm" presentation:class="outline" presentation:user-transformed="true">
          <draw:text-box>
            <text:p text:style-name="P13"><text:span text:style-name="T5">UID (User ID)</text:span></text:p>
            <text:list text:style-name="L4">
              <text:list-item>
                <text:list>
                  <text:list-item>
                    <text:p text:style-name="P14"><text:span text:style-name="T6">Integer used by the system to identify a user</text:span></text:p>
                  </text:list-item>
                  <text:list-item>
                    <text:p text:style-name="P14"><text:span text:style-name="T6">Magic value of </text:span><text:span text:style-name="T7">0</text:span><text:span text:style-name="T6">, to identify </text:span><text:span text:style-name="T7">root</text:span></text:p>
                  </text:list-item>
                  <text:list-item>
                    <text:p text:style-name="P14"><text:span text:style-name="T6">By convention we start regular users at 500 (or an </text:span><text:span text:style-name="T6">other “large” number)</text:span></text:p>
                  </text:list-item>
                </text:list>
              </text:list-item>
            </text:list>
            <text:p text:style-name="P15"><text:span text:style-name="T5"/></text:p>
            <text:p text:style-name="P15"><text:span text:style-name="T5">Name</text:span></text:p>
            <text:list text:style-name="L6">
              <text:list-item>
                <text:list>
                  <text:list-item>
                    <text:p text:style-name="P14"><text:span text:style-name="T6">Human readable string </text:span></text:p>
                  </text:list-item>
                  <text:list-item>
                    <text:p text:style-name="P14"><text:span text:style-name="T6">Used by the system to display a users name</text:span></text:p>
                  </text:list-item>
                  <text:list-item>
                    <text:p text:style-name="P14"><text:span text:style-name="T7">Usually</text:span><text:span text:style-name="T6"> a one-to-one mapping with U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Why ?</text:span></text:p>
          </draw:text-box>
        </draw:frame>
        <draw:frame draw:name="Content Placeholder 2" presentation:style-name="pr6" draw:text-style-name="P10" draw:layer="layout" svg:width="22.859cm" svg:height="5.291cm" svg:x="1.905cm" svg:y="4.445cm" presentation:class="outline" presentation:user-transformed="true">
          <draw:text-box>
            <text:p text:style-name="P17"><text:span text:style-name="T8">Efficiency</text:span></text:p>
            <text:list text:style-name="L4">
              <text:list-item>
                <text:list>
                  <text:list-item>
                    <text:p text:style-name="P18"><text:span text:style-name="T9">Space</text:span></text:p>
                  </text:list-item>
                  <text:list-item>
                    <text:p text:style-name="P18"><text:span text:style-name="T9">Spe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How ?</text:span></text:p>
          </draw:text-box>
        </draw:frame>
        <draw:frame draw:name="Content Placeholder 2" presentation:style-name="pr6" draw:text-style-name="P10" draw:layer="layout" svg:width="22.859cm" svg:height="7.831cm" svg:x="1.905cm" svg:y="4.445cm" presentation:class="outline" presentation:user-transformed="true">
          <draw:text-box>
            <text:p text:style-name="P17"><text:span text:style-name="T8">/etc/passwd</text:span></text:p>
            <text:list text:style-name="L4">
              <text:list-item>
                <text:list>
                  <text:list-item>
                    <text:p text:style-name="P18"><text:span text:style-name="T9">Text file (a.k.a </text:span><text:span text:style-name="T10">flat file)</text:span></text:p>
                  </text:list-item>
                  <text:list-item>
                    <text:p text:style-name="P18"><text:span text:style-name="T9">Maps UID to User Name (and more)</text:span></text:p>
                  </text:list-item>
                  <text:list-item>
                    <text:p text:style-name="P18"><text:span text:style-name="T9">Must be readable by all us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/etc/passw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/etc/passwd</text:span></text:p>
          </draw:text-box>
        </draw:frame>
        <draw:custom-shape draw:name="Rectangle 3" draw:style-name="gr3" draw:text-style-name="P20" draw:layer="layout" svg:width="22.224cm" svg:height="1.013cm" svg:x="1.482cm" svg:y="4.868cm">
          <text:p text:style-name="P19"><text:span text:style-name="T11">﻿</text:span><text:span text:style-name="T12">﻿</text:span><text:span text:style-name="T11">alice:</text:span><text:span text:style-name="T11">﻿</text:span><text:span text:style-name="T11">$6$W0vb3CWCzT7tj59:500:500::/home/alice:/bin/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1" draw:layer="layout" svg:width="5.859cm" svg:height="1.013cm" svg:x="1.058cm" svg:y="3.81cm">
          <text:p text:style-name="P19"><text:span text:style-name="T13">Sampl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1" draw:layer="layout" svg:width="5.859cm" svg:height="1.013cm" svg:x="1.482cm" svg:y="6.985cm">
          <text:p text:style-name="P19"><text:span text:style-name="T13">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21" draw:layer="layout" svg:width="13.859cm" svg:height="1.013cm" svg:x="2.407cm" svg:y="8.043cm">
          <text:p text:style-name="P19"><text:span text:style-name="T13">name:passwd:UID:GID:comment:directory: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1" draw:layer="layout" svg:width="15.616cm" svg:height="1.013cm" svg:x="2.005cm" svg:y="10.795cm">
          <text:p text:style-name="P19"><text:span text:style-name="T13">Note: passwd field is encrypted with a “one way hash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…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Problem…</text:span></text:p>
          </draw:text-box>
        </draw:frame>
        <draw:frame draw:name="Content Placeholder 2" presentation:style-name="pr6" draw:text-style-name="P10" draw:layer="layout" svg:width="23.917cm" svg:height="5.291cm" svg:x="0.847cm" svg:y="4.445cm" presentation:class="outline" presentation:user-transformed="true">
          <draw:text-box>
            <text:p text:style-name="P13"><text:span text:style-name="T14">The passwd field is hashed, but with a well known </text:span><text:span text:style-name="T14">algorithm.</text:span></text:p>
            <text:p text:style-name="P13"><text:span text:style-name="T14"/></text:p>
            <text:p text:style-name="P13"><text:span text:style-name="T14">Any user can see and other users hashed passwd…</text:span></text:p>
            <text:p text:style-name="P13"><text:span text:style-name="T14"/></text:p>
            <text:p text:style-name="P13"><text:span text:style-name="T14"/></text:p>
            <text:p text:style-name="P13"><text:span text:style-name="T14"/></text:p>
            <text:p text:style-name="P13"><text:span text:style-name="T15">Hint: John the Ripper</text:span></text:p>
            <text:p text:style-name="P17"><text:span text:style-name="T8"/></text:p>
            <text:p text:style-name="P17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 A: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Solution A:</text:span></text:p>
          </draw:text-box>
        </draw:frame>
        <draw:custom-shape draw:name="TextBox 4" draw:style-name="gr5" draw:text-style-name="P21" draw:layer="layout" svg:width="12.491cm" svg:height="5.585cm" svg:x="3.244cm" svg:y="4.233cm">
          <text:p text:style-name="P19"><text:span text:style-name="T13">Give only root read access to </text:span><text:span text:style-name="T16">/etc/passwd</text:span></text:p>
          <text:p text:style-name="P19"><text:span text:style-name="T16"/></text:p>
          <text:p text:style-name="P19"><text:span text:style-name="T16"/></text:p>
          <text:p text:style-name="P19"><text:span text:style-name="T13">Is this a good solution?</text:span></text:p>
          <text:p text:style-name="P19"><text:span text:style-name="T13"/></text:p>
          <text:p text:style-name="P19"><text:span text:style-name="T13">Lets see:</text:span></text:p>
          <text:p text:style-name="P2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0" draw:layer="layout" svg:width="15.662cm" svg:height="3.299cm" svg:x="5.292cm" svg:y="9.102cm">
          <text:p text:style-name="P19"><text:span text:style-name="T11"># ll /etc/passwd</text:span></text:p>
          <text:p text:style-name="P19"><text:span text:style-name="T11"># chmod 400 /etc/passwd</text:span></text:p>
          <text:p text:style-name="P19"><text:span text:style-name="T11"/></text:p>
          <text:p text:style-name="P19"><text:span text:style-name="T11"># ssh alice@local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 B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Solution B</text:span></text:p>
          </draw:text-box>
        </draw:frame>
        <draw:custom-shape draw:name="Rectangle 6" draw:style-name="gr3" draw:text-style-name="P20" draw:layer="layout" svg:width="17.779cm" svg:height="1.775cm" svg:x="3.175cm" svg:y="6.985cm">
          <text:p text:style-name="P19"><text:span text:style-name="T11">$ ll /etc/passwd</text:span></text:p>
          <text:p text:style-name="P19"><text:span text:style-name="T11">$ ll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draw:layer="layout" svg:width="17.779cm" svg:height="1.775cm" svg:x="3.175cm" svg:y="9.948cm">
          <text:p text:style-name="P19"><text:span text:style-name="T11"># grep alice /etc/passwd</text:span></text:p>
          <text:p text:style-name="P19"><text:span text:style-name="T11"># grep alice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21" draw:layer="layout" svg:width="22.512cm" svg:height="2.283cm" svg:x="1.482cm" svg:y="3.598cm">
          <text:p text:style-name="P19"><text:span text:style-name="T17">Leave /etc/passwd “world readable”, place just the passwd field in a file only root can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coming An Other User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Becoming An Other User</text:span></text:p>
          </draw:text-box>
        </draw:frame>
        <draw:custom-shape draw:name="TextBox 4" draw:style-name="gr5" draw:text-style-name="P21" draw:layer="layout" svg:width="11.913cm" svg:height="7.363cm" svg:x="4.099cm" svg:y="4.022cm">
          <text:p text:style-name="P19"><text:span text:style-name="T18">Commands:</text:span></text:p>
          <text:p text:style-name="P19"><text:span text:style-name="T18"><text:tab/></text:span><text:span text:style-name="T19">su</text:span></text:p>
          <text:p text:style-name="P19"><text:span text:style-name="T19"><text:tab/></text:span><text:span text:style-name="T19">su –</text:span></text:p>
          <text:p text:style-name="P19"><text:span text:style-name="T19"><text:tab/></text:span><text:span text:style-name="T19">ssh &lt;user&gt;@localhost</text:span></text:p>
          <text:p text:style-name="P19"><text:span text:style-name="T19"/></text:p>
          <text:p text:style-name="P19"><text:span text:style-name="T19"><text:tab/></text:span><text:span text:style-name="T19">sudo</text:span></text:p>
          <text:p text:style-name="P19"><text:span text:style-name="T1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mporary root Access with SETUID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482cm" presentation:class="title" presentation:user-transformed="true">
          <draw:text-box>
            <text:p text:style-name="P7"><text:span text:style-name="T20">Temporary root Access with SETUID</text:span></text:p>
          </draw:text-box>
        </draw:frame>
        <draw:custom-shape draw:name="Rectangle 3" draw:style-name="gr3" draw:text-style-name="P20" draw:layer="layout" svg:width="22.647cm" svg:height="1.775cm" svg:x="1.482cm" svg:y="6.138cm">
          <text:p text:style-name="P19"><text:span text:style-name="T11"># ll /usr/bin/passwd</text:span></text:p>
          <text:p text:style-name="P19"><text:span text:style-name="T11">﻿</text:span><text:span text:style-name="T11">-rwsr-xr-x. 1 root root 25980 Feb 22 <text:s/>2012 /usr/bin/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6" draw:text-style-name="P23" draw:layer="layout" svg:width="1.692cm" svg:height="1.269cm" svg:x="3.175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5" draw:text-style-name="P21" draw:layer="layout" svg:width="3.394cm" svg:height="1.013cm" svg:x="4.677cm" svg:y="8.89cm">
          <text:p text:style-name="P24"><text:span text:style-name="T13">SetU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Groups</text:span></text:p>
          </draw:text-box>
        </draw:frame>
        <draw:frame draw:name="Content Placeholder 2" presentation:style-name="pr6" draw:text-style-name="P10" draw:layer="layout" svg:width="23.494cm" svg:height="10.159cm" svg:x="1.97cm" svg:y="4.087cm" presentation:class="outline" presentation:user-transformed="true">
          <draw:text-box>
            <text:list text:style-name="L7">
              <text:list-item>
                <text:p text:style-name="P25"><text:span text:style-name="T5">Every user may be a member of 1 or more groups</text:span></text:p>
              </text:list-item>
              <text:list-item>
                <text:p text:style-name="P25"><text:span text:style-name="T5">Way of allowing a set of users access to files</text:span></text:p>
              </text:list-item>
              <text:list-item>
                <text:p text:style-name="P25"><text:span text:style-name="T5">Stored in </text:span><text:span text:style-name="T21">/etc/group </text:span><text:span text:style-name="T5">and </text:span><text:span text:style-name="T21">/etc/gshadow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r Private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Private Groups</text:span></text:p>
          </draw:text-box>
        </draw:frame>
        <draw:frame draw:name="Content Placeholder 2" presentation:style-name="pr6" draw:text-style-name="P10" draw:layer="layout" svg:width="22.859cm" svg:height="11.641cm" svg:x="1.27cm" svg:y="3.81cm" presentation:class="outline" presentation:user-transformed="true">
          <draw:text-box>
            <text:list text:style-name="L7">
              <text:list-item>
                <text:p text:style-name="P25"><text:span text:style-name="T22">Classically every user was a member of the </text:span><text:span text:style-name="T22">‘users’ group, this led to unintended sharing</text:span><text:span text:style-name="T22"><text:line-break/></text:span><text:span text:style-name="T22"/></text:p>
              </text:list-item>
              <text:list-item>
                <text:p text:style-name="P25"><text:span text:style-name="T22">Most distributions now make each user a </text:span><text:span text:style-name="T22">member of a user private group by default</text:span><text:span text:style-name="T22"><text:line-break/></text:span><text:span text:style-name="T22"/></text:p>
              </text:list-item>
              <text:list-item>
                <text:p text:style-name="P25"><text:span text:style-name="T22">Automatically created when adding a user to </text:span><text:span text:style-name="T22">the system</text:span></text:p>
              </text:list-item>
            </text:list>
            <text:p text:style-name="P25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aging Users And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ing Users And Groups</text:span></text:p>
          </draw:text-box>
        </draw:frame>
        <draw:frame draw:name="Content Placeholder 2" presentation:style-name="pr6" draw:text-style-name="P10" draw:layer="layout" svg:width="21.166cm" svg:height="11.852cm" svg:x="2.963cm" svg:y="3.598cm" presentation:class="outline" presentation:user-transformed="true">
          <draw:text-box>
            <text:p text:style-name="P17"><text:span text:style-name="T4">Commands</text:span></text:p>
            <text:list text:style-name="L4">
              <text:list-item>
                <text:list>
                  <text:list-item>
                    <text:p text:style-name="P18"><text:span text:style-name="T22">useradd</text:span></text:p>
                  </text:list-item>
                  <text:list-item>
                    <text:p text:style-name="P18"><text:span text:style-name="T22">usermod</text:span></text:p>
                  </text:list-item>
                  <text:list-item>
                    <text:p text:style-name="P18"><text:span text:style-name="T22">groupadd</text:span></text:p>
                  </text:list-item>
                  <text:list-item>
                    <text:p text:style-name="P18"><text:span text:style-name="T22">gpasswd</text:span></text:p>
                  </text:list-item>
                  <text:list-item>
                    <text:p text:style-name="P18"><text:span text:style-name="T22">passwd</text:span></text:p>
                  </text:list-item>
                </text:list>
              </text:list-item>
            </text:list>
            <text:p text:style-name="P26"><text:span text:style-name="T23">Note: Never edit the files directly</text:span></text:p>
            <text:p text:style-name="P26"><text:span text:style-name="T24">Let’s try some examples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Courier1" svg:font-family="Courier"/>
    <style:font-face style:name="ＭＳ Ｐゴシック1" svg:font-family="'ＭＳ Ｐゴシック'"/>
    <style:font-face style:name="Lucida Sans Unicode1" svg:font-family="'Lucida Sans Unicode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inaji, Brian</meta:initial-creator>
    <meta:editing-cycles>230</meta:editing-cycles>
    <meta:creation-date>1601-01-01T00:00:00</meta:creation-date>
    <dc:date>2021-09-14T17:02:42.788560515</dc:date>
    <meta:editing-duration>P5DT3H22M23S</meta:editing-duration>
    <meta:generator>LibreOffice/6.4.7.2$Linux_X86_64 LibreOffice_project/40$Build-2</meta:generator>
    <meta:document-statistic meta:object-count="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ohawk" xlink:href=""/>
  </office:meta>
</office:document-meta>
</file>